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0f46" officeooo:paragraph-rsid="00030f46"/>
    </style:style>
    <style:style style:name="P2" style:family="paragraph" style:parent-style-name="Standard">
      <style:paragraph-properties fo:text-align="center" style:justify-single-word="false"/>
      <style:text-properties officeooo:rsid="00030f46" officeooo:paragraph-rsid="00030f46"/>
    </style:style>
    <style:style style:name="P3" style:family="paragraph" style:parent-style-name="Standard">
      <style:paragraph-properties fo:text-align="start" style:justify-single-word="false"/>
      <style:text-properties officeooo:rsid="00030f46" officeooo:paragraph-rsid="00030f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esquelles </text:p>
      <text:p text:style-name="P1">Lilian</text:p>
      <text:p text:style-name="P2">Rapport individuel</text:p>
      <text:p text:style-name="P2"/>
      <text:p text:style-name="P3"/>
      <text:p text:style-name="P3">Dans cette première itération j’ai codé le personnage, c’est à dire les input du personnage notamment.</text:p>
      <text:p text:style-name="P3">Lorsqu’on appuie sur les touches Z, D, S, Q, le personnage peut se déplacer, le personnage a également un nombre de coeur et de bouclier qui sont affiché en haut à gauche.</text:p>
      <text:p text:style-name="P3">J’ai également mis un timer et le personnage rcupére son bouclier lorqu’il n’est pas touché depuis plus de 3sec. J’ai également codé le dash du joueur qui se régénérer également toutes les 3sec, le symbole en bas à gauche de la fenêtre indiquera si le joueur à accès au dash et pourra l’utiliser avec la touche espace. Il y aura également une animation pour le dash, qui suivra le joueur selon la direction de celui ci.</text:p>
      <text:p text:style-name="P3">J’ai donc codé tout ce code mais je n’ai malheureusement pas réussi à le tester, je vais résoudre ce problème prochainem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5T11:36:03.713303963</meta:creation-date>
    <dc:date>2025-04-15T11:40:54.651713093</dc:date>
    <meta:editing-duration>PT4M51S</meta:editing-duration>
    <meta:editing-cycles>1</meta:editing-cycles>
    <meta:document-statistic meta:table-count="0" meta:image-count="0" meta:object-count="0" meta:page-count="1" meta:paragraph-count="7" meta:word-count="149" meta:character-count="853" meta:non-whitespace-character-count="710"/>
    <meta:generator>LibreOffice/7.3.7.2$Linux_X86_64 LibreOffice_project/30$Build-2</meta:generator>
  </office:meta>
</office:document-meta>
</file>